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y is there a miasma ? </text:span></text:p>
      <text:p text:style-name="Standard"><text:span text:style-name="T1">Why doses the skill engine work that way ?</text:span></text:p>
      <text:p text:style-name="Standard"><text:span text:style-name="T1">How did you relief?</text:span></text:p>
      <text:p text:style-name="Standard"><text:span text:style-name="T1">What happened to the world ?</text:span></text:p>
      <text:p text:style-name="Standard"><text:span text:style-name="T1">How everyone is mutated</text:span></text:p>
      <text:p text:style-name="Standard"><text:span text:style-name="T1">The beauty of the</text:span><text:bookmark text:name="_GoBack"/><text:span text:style-name="T1"> nature and how they will start to grow again after the defeat of the miasma</text:span></text:p>
      <text:p text:style-name="Standard"><text:span text:style-name="T1">why this is kind of futile </text:span></text:p>
      <text:p text:style-name="Standard"><text:span text:style-name="T1">why the bosses are friendly some kind</text:span></text:p>
      <text:p text:style-name="Standard"><text:span text:style-name="T1">the proudnesse of the enemies when you defeat theme </text:span></text:p>
      <text:p text:style-name="Standard"><text:span text:style-name="T1">the importance of finishing your duty and not looking back</text:span></text:p>
      <text:p text:style-name="Standard"><text:span text:style-name="T1">how does the world worked befor that ?</text:span></text:p>
      <text:p text:style-name="Standard"><text:span text:style-name="T1"><text:tab/>The community </text:span></text:p>
      <text:p text:style-name="Standard"><text:span text:style-name="T1"><text:tab/>the way of life</text:span></text:p>
      <text:p text:style-name="Standard"><text:span text:style-name="T1"><text:tab/>the research</text:span></text:p>
      <text:p text:style-name="Standard"><text:span text:style-name="T1"><text:tab/>how people live</text:span></text:p>
      <text:p text:style-name="Standard"><text:span text:style-name="T1"><text:tab/>beuty of the nature</text:span></text:p>
      <text:p text:style-name="Standard"><text:span text:style-name="T1"/></text:p>
      <text:p text:style-name="Standard"><text:span text:style-name="T1">It looks important to me to add a lot of thing about how nature was alwayls like that and how it inspiered poet and stu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guy Lecomte</meta:initial-creator>
    <meta:editing-cycles>2</meta:editing-cycles>
    <meta:creation-date>2019-05-01T22:58:00</meta:creation-date>
    <dc:date>2019-08-27T15:54:01.29</dc:date>
    <meta:editing-duration>PT2S</meta:editing-duration>
    <meta:generator>OpenOffice/4.1.5$Win32 OpenOffice.org_project/415m1$Build-9789</meta:generator>
    <meta:document-statistic meta:table-count="0" meta:image-count="0" meta:object-count="0" meta:page-count="1" meta:paragraph-count="17" meta:word-count="128" meta:character-count="6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